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fo:margin-top="0.101cm" fo:margin-bottom="0.101cm" loext:contextual-spacing="false" fo:line-height="150%" fo:text-align="justify" style:justify-single-word="false" style:page-number="1"/>
      <style:text-properties fo:font-size="11pt" style:font-size-asian="11pt" style:font-size-complex="11pt"/>
    </style:style>
    <style:style style:name="T1" style:family="text">
      <style:text-properties officeooo:rsid="001d1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antamento de requisitos</text:p>
      <text:p text:style-name="P1"><text:s/><text:tab/>O supermercado possui um conjunto de funcionários. Cada funcionário tem uma matrícula, nome, <text:s/>CPF, <text:span text:style-name="T1">telefone, salário</text:span>, setor em que trabalha e data de admissão. Além disso um funcionário pode realizar vendas na qual serão armazenados o <text:span text:style-name="T1">código de venda, </text:span><text:s/>valor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1"><text:tab/>O supermercado tem setores que são gerenciados por funcionários, para cada setor é armazenado o nome, e seu respectivo código, também é necessário armazenar a data de início da gerencia e da mesma forma a data de fim.</text:p>
      <text:p text:style-name="P1"><text:tab/>Um cliente cadastrado pode possuir despesas a prazo no supermercado, para isso são armazenados o valor da compra, data, prazo a ser pago, data de pagamento.</text:p>
      <text:p text:style-name="P1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data do forn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5T10:23:32.267371265</dc:date>
    <meta:editing-duration>PT17M1S</meta:editing-duration>
    <meta:editing-cycles>2</meta:editing-cycles>
    <meta:document-statistic meta:table-count="0" meta:image-count="0" meta:object-count="0" meta:page-count="1" meta:paragraph-count="5" meta:word-count="257" meta:character-count="1603" meta:non-whitespace-character-count="1343"/>
  </office:meta>
</office:document-meta>
</file>